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S351 Project Proposal</text:p>
      <text:p text:style-name="P1">David Colgan</text:p>
      <text:p text:style-name="P1">Sean Knutson</text:p>
      <text:p text:style-name="P1">Chadd Shaffer</text:p>
      <text:h text:style-name="Heading_20_1" text:outline-level="1">Summary</text:h>
      <text:p text:style-name="Standard">Our goal is to make a robot that will play Rock Band 2 for the Playstation 3.</text:p>
      <text:p text:style-name="Standard"/>
      <text:h text:style-name="Heading_20_1" text:outline-level="1">Description of the Game</text:h>
      <text:p text:style-name="Text_20_body">This video explains the basic ideas of the game. <text:s/>We want to make a robot that will play the guitar part. <text:s/>Rock Band also has a drum part and a voice part, which this video describes if you are feeling the need to know about them also. <text:s/>The important parts of the video are from 0:15-1:50.</text:p>
      <text:p text:style-name="Text_20_body"><text:a xlink:type="simple" xlink:href="http://www.youtube.com/watch?v=2KOB-d-f9UQ">http://www.youtube.com/watch?v=2KOB-d-f9UQ</text:a></text:p>
      <text:p text:style-name="Standard"></text:p>
      <text:p text:style-name="Standard">This is another video showing a close up of a guy playing the guitar.</text:p>
      <text:p text:style-name="Standard"><text:a xlink:type="simple" xlink:href="http://www.youtube.com/watch?v=Obm_5YF9Iuk">http://www.youtube.com/watch?v=Obm_5YF9Iuk</text:a></text:p>
      <text:h text:style-name="Heading_20_1" text:outline-level="1">Our Goals</text:h>
      <text:p text:style-name="Text_20_body">For our project we would like to use computer vision techniques to drive a physical robot to play the game automatically.</text:p>
      <text:p text:style-name="Standard"/>
      <text:p text:style-name="Text_20_body">Here are some examples of similar projects:</text:p>
      <text:p text:style-name="Standard"/>
      <text:p text:style-name="Standard">You can skip to 0:30. <text:s/>These people went hardcore with their design.</text:p>
      <text:p text:style-name="Standard"><text:a xlink:type="simple" xlink:href="http://www.youtube.com/watch?v=VLQhX0nZV6I">http://www.youtube.com/watch?v=VLQhX0nZV6I</text:a></text:p>
      <text:p text:style-name="Standard"/>
      <text:p text:style-name="Standard">You can skip to 1:00. <text:s/>This is probably closer to what we are thinking of.</text:p>
      <text:p text:style-name="Text_20_body"><text:a xlink:type="simple" xlink:href="http://www.youtube.com/watch?v=icsDptr7Umw">http://www.youtube.com/watch?v=icsDptr7Umw</text:a></text:p>
      <text:h text:style-name="Heading_20_1" text:outline-level="1">Levels of Difficulty</text:h>
      <text:p text:style-name="Standard">Depending on how much time we have and how hard the project turns out being, these are the levels of difficulty the project could have:</text:p>
      <text:p text:style-name="Standard"></text:p>
      <text:p text:style-name="Standard">If we have a terrible time building the project and nothing works the way we hope, the most basic thing to get done is to have the system take a video feed of the game from an emulator on the computer and output when each note should be pressed, perhaps with a little GUI program. <text:s/>This wouldn't really be that impressive, since it would basically be telling a human when to play each note. <text:s/>This would have very good input images, being clean images directly from the game.</text:p>
      <text:p text:style-name="Standard"></text:p>
      <text:p text:style-name="Standard">A step up from that would be to use a webcam and get the video feed from the camera. <text:s/>This sort of robot would be able to play a live game on a real system hooked up to a TV. <text:s/>The addition of the webcam would add a lot of noise to the images, increasing the difficulty.</text:p>
      <text:p text:style-name="Standard"></text:p>
      <text:p text:style-name="Standard"><text:soft-page-break/>The next step would be to have the system actually press the keys on the guitar to play the game. <text:s/>We would hook our program up to a microcontroller with solenoid motors to press the keys.</text:p>
      <text:p text:style-name="Standard"></text:p>
      <text:p text:style-name="Standard">If we got this part to work, the next step is to incorporate star power.</text:p>
      <text:p text:style-name="Standard"/>
      <text:p text:style-name="Standard">Other bonus features that would be cool would be:</text:p>
      <text:p text:style-name="Standard">Recognize star power meter and use it at an appropriate time</text:p>
      <text:p text:style-name="Standard">Have the system locate its note "trough" on the screen as opposed to the other players' troughs in a multiplayer game.</text:p>
      <text:p text:style-name="Standard">Distinguishing between small notes and large notes (small notes do not have to be strummed)</text:p>
      <text:h text:style-name="Heading_20_1" text:outline-level="1">Complications:</text:h>
      <text:p text:style-name="Standard">-Notes that are held appear as a note with a line extending from it, and the note must be held for the entire time in order to get points.</text:p>
      <text:p text:style-name="Standard">-The position of the guitar part on the screen can vary from game to game, depending on whether other instruments are playing and which player number the robot is.</text:p>
      <text:p text:style-name="Standard">-There can be multiple guitars or a combination of guitar and bass, which appear the same on the screen, so it must be able to determine which is the correct part to play.</text:p>
      <text:p text:style-name="Standard">-Line oscillates when using the whammy bar.</text:p>
      <text:p text:style-name="Standard">-There are a lot of glow effects and visual noise.</text:p>
      <text:p text:style-name="Standard">-When you are playing a phrase of the song that can give you star power, all the notes appear white instead of their normal distinct colors.</text:p>
      <text:p text:style-name="Standard">-Having star power creates a golden pattern on the fretboard that makes the part more visually chaotic.</text:p>
      <text:h text:style-name="Heading_20_1" text:outline-level="1">Computer Vision Aspects</text:h>
      <text:p text:style-name="Standard">Use some form of Hough Transformation to find notes and lines</text:p>
      <text:p text:style-name="Standard"><text:s text:c="5"/>Lines</text:p>
      <text:p text:style-name="Standard"><text:s text:c="8"/>Lines that indicate holding a note can occur in five different positions</text:p>
      <text:p text:style-name="Standard"><text:s text:c="8"/>Length and position must be recognized</text:p>
      <text:p text:style-name="Standard"><text:s text:c="4"/>Notes</text:p>
      <text:p text:style-name="Standard"><text:s text:c="8"/>Notes can occur in five different positions horizontally</text:p>
      <text:p text:style-name="Standard"><text:s text:c="8"/>Notes in different positions are usually different colors, although not always</text:p>
      <text:p text:style-name="Standard"><text:s text:c="12"/>so shape must be used to recognize the notes</text:p>
      <text:p text:style-name="Standard"><text:s text:c="12"/>also notes grow as they become closer to the bottom, adding another level of complexity</text:p>
      <text:p text:style-name="Standard"><text:s text:c="8"/>Several different types of notes can occur within one horizontal position and can be treated differently</text:p>
      <text:p text:style-name="Standard"><text:s text:c="12"/>different types of notes are a different shape</text:p>
      <text:p text:style-name="Standard"><text:s text:c="16"/>smaller notes do not require the player to strum</text:p>
      <text:p text:style-name="Standard"><text:s text:c="16"/>larger notes do require strumming</text:p>
      <text:p text:style-name="Standard"><text:s text:c="4"/>Because of the specific nature of the hough transforms required, we would probably need to write our own hough transform. <text:s/>If we make it so it can find the <text:s/>screen, we will also need to identify the note trough and the star power meter. <text:s/>This would be another level of complexity if the previous section proved too easy for a term project.</text:p>
      <text:p text:style-name="Standard"><text:tab/>This project would require a large amount of analysis to find the size and extent of the board for that instrument, regardless of background noise. <text:s/>We would also have to ignore a large amount of visual noise from the webcam and particle effects of the game, and analyze the input images quick enough for the robot to react in time to play the not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Colgan</meta:initial-creator>
    <meta:creation-date>2010-03-25T14:04:03</meta:creation-date>
    <dc:date>2010-03-25T14:49:39</dc:date>
    <dc:creator>David Colgan</dc:creator>
    <meta:editing-duration>PT00H45M36S</meta:editing-duration>
    <meta:editing-cycles>9</meta:editing-cycles>
    <meta:generator>OpenOffice.org/3.1$Linux OpenOffice.org_project/310m19$Build-9420</meta:generator>
    <meta:document-statistic meta:table-count="0" meta:image-count="0" meta:object-count="0" meta:page-count="2" meta:paragraph-count="57" meta:word-count="839" meta:character-count="4858"/>
  </office:meta>
</office:document-meta>
</file>